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18d4" officeooo:paragraph-rsid="000d18d4"/>
    </style:style>
    <style:style style:name="P2" style:family="paragraph" style:parent-style-name="Standard">
      <style:text-properties fo:font-weight="bold" officeooo:rsid="000d18d4" officeooo:paragraph-rsid="000d18d4" style:font-weight-asian="bold" style:font-weight-complex="bold"/>
    </style:style>
    <style:style style:name="P3" style:family="paragraph" style:parent-style-name="Standard">
      <style:text-properties officeooo:rsid="000e293f" officeooo:paragraph-rsid="000e293f"/>
    </style:style>
    <style:style style:name="P4" style:family="paragraph" style:parent-style-name="Standard">
      <style:text-properties officeooo:rsid="0012c5dd" officeooo:paragraph-rsid="0012c5dd"/>
    </style:style>
    <style:style style:name="T1" style:family="text">
      <style:text-properties officeooo:rsid="000e293f"/>
    </style:style>
    <style:style style:name="T2" style:family="text">
      <style:text-properties officeooo:rsid="00100d9c"/>
    </style:style>
    <style:style style:name="T3" style:family="text">
      <style:text-properties officeooo:rsid="00144ee7"/>
    </style:style>
    <style:style style:name="T4" style:family="text">
      <style:text-properties officeooo:rsid="0015af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t Two, Text One, A</text:p>
      <text:p text:style-name="P2">Peter Parker</text:p>
      <text:p text:style-name="P1">Peter Parker is an English language teacher. He was always good at languages at school, so he decided to take his degree at French, and German. When he finished his university studies, he began teaching at the secondary school in England. Two years later, however, he met someone by chance, who offered him a job <text:span text:style-name="T1">teaching English to </text:span><text:span text:style-name="T2">foreign</text:span><text:span text:style-name="T1"> students during the long summer holidays. The students were adults, but he enjoyed the work immen</text:span><text:span text:style-name="T2">s</text:span><text:span text:style-name="T1">ely. He soon found he was more interested in teaching his own language to foreigners, than foreign languages to English schoolboys. Since then he specialized in this work.</text:span></text:p>
      <text:p text:style-name="P3">He’s found that on of the advantages of the job is that it enables him to find work almost anywhere in the world: first, he went to Africa for two years, then he spent a year in Arabia, and after this he went to Greece, where he’s worked for the last three years. He hasn’t heen to South America yet, but he intends to go there next. He’s taught men and women of all ages and various nationalities. He’s also learned to get on well with all kinds of people<text:span text:style-name="T2">and to adjust to different ways of life. So far, he’s not regretted his decision to follow this career.</text:span></text:p>
      <text:p text:style-name="P3"/>
      <text:p text:style-name="P3">She was always a bookworm when she was a kid</text:p>
      <text:p text:style-name="P4">Jim was caught using a cheat sheet during his test and got F as a result</text:p>
      <text:p text:style-name="P4">I'm sorry I didn't call you back sooner, it totally slipped my mind<text:line-break/>Thanks for explaining that concept to me — I think I'm catching on now</text:p>
      <text:p text:style-name="P4">The cake didn’t turn out like she had planned, but I give her an A for effort</text:p>
      <text:p text:style-name="P4">Teacher's pets are very ofted envied and so being bullied</text:p>
      <text:p text:style-name="P4">Acing every exam is hardly doabl<text:span text:style-name="T3">e</text:span> even if you study hard for an entire year</text:p>
      <text:p text:style-name="P4">Learning by route is one of the worst ways to learn something</text:p>
      <text:p text:style-name="P4">Recharging one's batteries is quite <text:span text:style-name="T4">helpful </text:span>during long studies</text:p>
      <text:p text:style-name="P4">Cutting classes may be helpful if you have important stuff to do during class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08:32:37.426590007</meta:creation-date>
    <dc:date>2020-10-21T10:32:47.896520445</dc:date>
    <meta:editing-duration>PT21M15S</meta:editing-duration>
    <meta:editing-cycles>2</meta:editing-cycles>
    <meta:generator>LibreOffice/6.4.6.2$Linux_X86_64 LibreOffice_project/40$Build-2</meta:generator>
    <meta:document-statistic meta:table-count="0" meta:image-count="0" meta:object-count="0" meta:page-count="1" meta:paragraph-count="13" meta:word-count="346" meta:character-count="1868" meta:non-whitespace-character-count="1534"/>
  </office:meta>
</office:document-meta>
</file>